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cf8e6d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4" style:family="text">
      <style:text-properties fo:color="#bcbec4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5" style:family="text">
      <style:text-properties fo:color="#7a7e8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6" style:family="text">
      <style:text-properties fo:color="#b200b2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7" style:family="text">
      <style:text-properties fo:color="#94558d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8" style:family="text">
      <style:text-properties fo:color="#56a8f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9" style:family="text">
      <style:text-properties fo:color="#8888c6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10" style:family="text">
      <style:text-properties fo:color="#6aab73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11" style:family="text">
      <style:text-properties fo:color="#2aacb8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6.404cm" svg:viewBox="0 0 15946 530" draw:points="0,0 15946,0 15946,530 0,530">
          <text:p/>
        </draw:polygon>
        <draw:polygon draw:style-name="gr2" draw:text-style-name="P2" draw:layer="layout" svg:width="15.945cm" svg:height="0.529cm" svg:x="2.54cm" svg:y="16.898cm" svg:viewBox="0 0 15946 530" draw:points="0,0 15946,0 15946,530 0,530">
          <text:p/>
        </draw:polygon>
        <draw:polygon draw:style-name="gr2" draw:text-style-name="P2" draw:layer="layout" svg:width="15.945cm" svg:height="0.53cm" svg:x="2.54cm" svg:y="17.391cm" svg:viewBox="0 0 15946 531" draw:points="0,0 15946,0 15946,531 0,531">
          <text:p/>
        </draw:polygon>
        <draw:polygon draw:style-name="gr2" draw:text-style-name="P2" draw:layer="layout" svg:width="15.945cm" svg:height="0.529cm" svg:x="2.54cm" svg:y="17.921cm" svg:viewBox="0 0 15946 530" draw:points="0,0 15946,0 15946,530 0,530">
          <text:p/>
        </draw:polygon>
        <draw:polygon draw:style-name="gr2" draw:text-style-name="P2" draw:layer="layout" svg:width="15.945cm" svg:height="0.529cm" svg:x="2.54cm" svg:y="18.415cm" svg:viewBox="0 0 15946 530" draw:points="0,0 15946,0 15946,530 0,530">
          <text:p/>
        </draw:polygon>
        <draw:polygon draw:style-name="gr2" draw:text-style-name="P2" draw:layer="layout" svg:width="15.945cm" svg:height="0.53cm" svg:x="2.54cm" svg:y="18.908cm" svg:viewBox="0 0 15946 531" draw:points="0,0 15946,0 15946,531 0,531">
          <text:p/>
        </draw:polygon>
        <draw:polygon draw:style-name="gr2" draw:text-style-name="P2" draw:layer="layout" svg:width="15.945cm" svg:height="0.529cm" svg:x="2.54cm" svg:y="19.438cm" svg:viewBox="0 0 15946 530" draw:points="0,0 15946,0 15946,530 0,530">
          <text:p/>
        </draw:polygon>
        <draw:polygon draw:style-name="gr2" draw:text-style-name="P2" draw:layer="layout" svg:width="15.945cm" svg:height="0.53cm" svg:x="2.54cm" svg:y="19.931cm" svg:viewBox="0 0 15946 531" draw:points="0,0 15946,0 15946,531 0,531">
          <text:p/>
        </draw:polygon>
        <draw:polygon draw:style-name="gr2" draw:text-style-name="P2" draw:layer="layout" svg:width="15.945cm" svg:height="0.529cm" svg:x="2.54cm" svg:y="20.425cm" svg:viewBox="0 0 15946 530" draw:points="0,0 15946,0 15946,530 0,530">
          <text:p/>
        </draw:polygon>
        <draw:polygon draw:style-name="gr2" draw:text-style-name="P2" draw:layer="layout" svg:width="15.945cm" svg:height="0.529cm" svg:x="2.54cm" svg:y="20.955cm" svg:viewBox="0 0 15946 530" draw:points="0,0 15946,0 15946,530 0,530">
          <text:p/>
        </draw:polygon>
        <draw:polygon draw:style-name="gr2" draw:text-style-name="P2" draw:layer="layout" svg:width="15.945cm" svg:height="0.53cm" svg:x="2.54cm" svg:y="21.448cm" svg:viewBox="0 0 15946 531" draw:points="0,0 15946,0 15946,531 0,531">
          <text:p/>
        </draw:polygon>
        <draw:polygon draw:style-name="gr2" draw:text-style-name="P2" draw:layer="layout" svg:width="15.945cm" svg:height="0.529cm" svg:x="2.54cm" svg:y="21.942cm" svg:viewBox="0 0 15946 530" draw:points="0,0 15946,0 15946,530 0,530">
          <text:p/>
        </draw:polygon>
        <draw:polygon draw:style-name="gr2" draw:text-style-name="P2" draw:layer="layout" svg:width="15.945cm" svg:height="0.53cm" svg:x="2.54cm" svg:y="22.471cm" svg:viewBox="0 0 15946 531" draw:points="0,0 15946,0 15946,531 0,531">
          <text:p/>
        </draw:polygon>
        <draw:polygon draw:style-name="gr2" draw:text-style-name="P2" draw:layer="layout" svg:width="15.945cm" svg:height="0.529cm" svg:x="2.54cm" svg:y="22.965cm" svg:viewBox="0 0 15946 530" draw:points="0,0 15946,0 15946,530 0,530">
          <text:p/>
        </draw:polygon>
        <draw:polygon draw:style-name="gr2" draw:text-style-name="P2" draw:layer="layout" svg:width="15.945cm" svg:height="0.529cm" svg:x="2.54cm" svg:y="23.459cm" svg:viewBox="0 0 15946 530" draw:points="0,0 15946,0 15946,530 0,530">
          <text:p/>
        </draw:polygon>
        <draw:polygon draw:style-name="gr2" draw:text-style-name="P2" draw:layer="layout" svg:width="15.945cm" svg:height="0.53cm" svg:x="2.54cm" svg:y="23.988cm" svg:viewBox="0 0 15946 531" draw:points="0,0 15946,0 15946,531 0,531">
          <text:p/>
        </draw:polygon>
        <draw:polygon draw:style-name="gr2" draw:text-style-name="P2" draw:layer="layout" svg:width="15.945cm" svg:height="0.529cm" svg:x="2.54cm" svg:y="24.482cm" svg:viewBox="0 0 15946 530" draw:points="0,0 15946,0 15946,530 0,530">
          <text:p/>
        </draw:polygon>
        <draw:polygon draw:style-name="gr2" draw:text-style-name="P2" draw:layer="layout" svg:width="15.945cm" svg:height="0.529cm" svg:x="2.54cm" svg:y="24.976cm" svg:viewBox="0 0 15946 530" draw:points="0,0 15946,0 15946,530 0,530">
          <text:p/>
        </draw:polygon>
        <draw:polygon draw:style-name="gr2" draw:text-style-name="P2" draw:layer="layout" svg:width="15.945cm" svg:height="0.529cm" svg:x="2.54cm" svg:y="25.505cm" svg:viewBox="0 0 15946 530" draw:points="0,0 15946,0 15946,530 0,530">
          <text:p/>
        </draw:polygon>
        <draw:polygon draw:style-name="gr2" draw:text-style-name="P2" draw:layer="layout" svg:width="15.945cm" svg:height="0.529cm" svg:x="2.54cm" svg:y="25.999cm" svg:viewBox="0 0 15946 530" draw:points="0,0 15946,0 15946,530 0,530">
          <text:p/>
        </draw:polygon>
        <draw:polygon draw:style-name="gr2" draw:text-style-name="P2" draw:layer="layout" svg:width="15.945cm" svg:height="0.529cm" svg:x="2.54cm" svg:y="26.493cm" svg:viewBox="0 0 15946 530" draw:points="0,0 15946,0 15946,530 0,530">
          <text:p/>
        </draw:polygon>
        <draw:frame draw:style-name="gr3" draw:text-style-name="P4" draw:layer="layout" svg:width="7.952cm" svg:height="0.865cm" svg:x="11.766cm" svg:y="2.553cm">
          <draw:text-box>
            <text:p text:style-name="P3"><text:span text:style-name="T1">Студент группы ИС-27 Цотниашвили Давид</text:span></text:p>
            <text:p text:style-name="P3"><text:span text:style-name="T1"/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6</text:span></text:p>
          </draw:text-box>
        </draw:frame>
        <draw:frame draw:style-name="gr3" draw:text-style-name="P4" draw:layer="layout" svg:width="9.887cm" svg:height="0.433cm" svg:x="2.54cm" svg:y="4.092cm">
          <draw:text-box>
            <text:p text:style-name="P3"><text:span text:style-name="T2">Тема:</text:span><text:span text:style-name="T1"> составление программ с использованием ООП.</text:span></text:p>
          </draw:text-box>
        </draw:frame>
        <draw:frame draw:style-name="gr3" draw:text-style-name="P4" draw:layer="layout" svg:width="10.433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</text:span></text:p>
          </draw:text-box>
        </draw:frame>
        <draw:frame draw:style-name="gr3" draw:text-style-name="P4" draw:layer="layout" svg:width="14.078cm" svg:height="0.433cm" svg:x="2.54cm" svg:y="5.632cm">
          <draw:text-box>
            <text:p text:style-name="P3"><text:span text:style-name="T1">основные принципы составления программ, приобрести навыки составление</text:span></text:p>
          </draw:text-box>
        </draw:frame>
        <draw:frame draw:style-name="gr3" draw:text-style-name="P4" draw:layer="layout" svg:width="8.054cm" svg:height="0.433cm" svg:x="2.54cm" svg:y="6.145cm">
          <draw:text-box>
            <text:p text:style-name="P3"><text:span text:style-name="T1">программ с ООП в IDE PyCharm Community.</text:span></text:p>
          </draw:text-box>
        </draw:frame>
        <draw:frame draw:style-name="gr3" draw:text-style-name="P4" draw:layer="layout" svg:width="14.984cm" svg:height="0.433cm" svg:x="2.54cm" svg:y="7.171cm">
          <draw:text-box>
            <text:p text:style-name="P3"><text:span text:style-name="T2">Постановка задачи: 1.</text:span><text:span text:style-name="T1"> Создайте класс "Человек" с атрибутами "имя", "возраст" и</text:span></text:p>
          </draw:text-box>
        </draw:frame>
        <draw:frame draw:style-name="gr3" draw:text-style-name="P4" draw:layer="layout" svg:width="15.365cm" svg:height="0.433cm" svg:x="2.54cm" svg:y="7.684cm">
          <draw:text-box>
            <text:p text:style-name="P3"><text:span text:style-name="T1">"пол". Напишите метод, который выводит информацию о человеке в формате "Имя:</text:span></text:p>
          </draw:text-box>
        </draw:frame>
        <draw:frame draw:style-name="gr3" draw:text-style-name="P4" draw:layer="layout" svg:width="6.068cm" svg:height="0.433cm" svg:x="2.54cm" svg:y="8.198cm">
          <draw:text-box>
            <text:p text:style-name="P3"><text:span text:style-name="T1">имя, Возраст: возраст, Пол: пол".</text:span></text:p>
          </draw:text-box>
        </draw:frame>
        <draw:frame draw:style-name="gr3" draw:text-style-name="P4" draw:layer="layout" svg:width="3.99cm" svg:height="0.433cm" svg:x="2.54cm" svg:y="8.711cm">
          <draw:text-box>
            <text:p text:style-name="P3"><text:span text:style-name="T1">увеличить в два раза.</text:span></text:p>
          </draw:text-box>
        </draw:frame>
        <draw:frame draw:style-name="gr3" draw:text-style-name="P4" draw:layer="layout" svg:width="15.284cm" svg:height="0.433cm" svg:x="2.54cm" svg:y="9.224cm">
          <draw:text-box>
            <text:p text:style-name="P3"><text:span text:style-name="T2">2.</text:span><text:span text:style-name="T1"> Создание базового класса "Животное" и его наследование для создания классов</text:span></text:p>
          </draw:text-box>
        </draw:frame>
        <draw:frame draw:style-name="gr3" draw:text-style-name="P4" draw:layer="layout" svg:width="15.424cm" svg:height="0.433cm" svg:x="2.54cm" svg:y="9.737cm">
          <draw:text-box>
            <text:p text:style-name="P3"><text:span text:style-name="T1">"Собака" и "Кошка". В классе "Животное" будут общие методы, такие как "дышать" и</text:span></text:p>
          </draw:text-box>
        </draw:frame>
        <draw:frame draw:style-name="gr3" draw:text-style-name="P4" draw:layer="layout" svg:width="15.166cm" svg:height="0.433cm" svg:x="2.54cm" svg:y="10.25cm">
          <draw:text-box>
            <text:p text:style-name="P3"><text:span text:style-name="T1">"питаться", а классы-наследники будут иметь свои уникальные методы и свойства,</text:span></text:p>
          </draw:text-box>
        </draw:frame>
        <draw:frame draw:style-name="gr3" draw:text-style-name="P4" draw:layer="layout" svg:width="6.162cm" svg:height="0.433cm" svg:x="2.54cm" svg:y="10.763cm">
          <draw:text-box>
            <text:p text:style-name="P3"><text:span text:style-name="T1">такие как "гавкать" и "мурлыкать".</text:span></text:p>
          </draw:text-box>
        </draw:frame>
        <draw:frame draw:style-name="gr3" draw:text-style-name="P4" draw:layer="layout" svg:width="15.941cm" svg:height="0.433cm" svg:x="2.54cm" svg:y="11.277cm">
          <draw:text-box>
            <text:p text:style-name="P3"><text:span text:style-name="T2">3.</text:span><text:span text:style-name="T1"> Для задачи из блока 1 создать две функции, save_def и load_def, которые позволяют</text:span></text:p>
          </draw:text-box>
        </draw:frame>
        <draw:frame draw:style-name="gr3" draw:text-style-name="P4" draw:layer="layout" svg:width="15.818cm" svg:height="0.433cm" svg:x="2.54cm" svg:y="11.79cm">
          <draw:text-box>
            <text:p text:style-name="P3"><text:span text:style-name="T1">сохранять информацию из экземпляров класса (3 шт.) в файл и загружать ее обратно.</text:span></text:p>
          </draw:text-box>
        </draw:frame>
        <draw:frame draw:style-name="gr3" draw:text-style-name="P4" draw:layer="layout" svg:width="15.06cm" svg:height="0.433cm" svg:x="2.54cm" svg:y="12.303cm">
          <draw:text-box>
            <text:p text:style-name="P3"><text:span text:style-name="T1">Использовать модуль pickle для сериализации и десериализации объектов Python</text:span></text:p>
          </draw:text-box>
        </draw:frame>
        <draw:frame draw:style-name="gr3" draw:text-style-name="P4" draw:layer="layout" svg:width="3.638cm" svg:height="0.433cm" svg:x="2.54cm" svg:y="12.816cm">
          <draw:text-box>
            <text:p text:style-name="P3"><text:span text:style-name="T1">бинарном формате.</text:span></text:p>
          </draw:text-box>
        </draw:frame>
        <draw:frame draw:style-name="gr3" draw:text-style-name="P4" draw:layer="layout" svg:width="5.37cm" svg:height="0.433cm" svg:x="2.54cm" svg:y="14.355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5.382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5.895cm">
          <draw:text-box>
            <text:p text:style-name="P3"><text:span text:style-name="T2">1)</text:span></text:p>
          </draw:text-box>
        </draw:frame>
        <draw:frame draw:style-name="gr3" draw:text-style-name="P4" draw:layer="layout" svg:width="3.029cm" svg:height="0.446cm" svg:x="2.54cm" svg:y="16.395cm">
          <draw:text-box>
            <text:p text:style-name="P3"><text:span text:style-name="T3">import</text:span><text:span text:style-name="T4"> pickle</text:span></text:p>
          </draw:text-box>
        </draw:frame>
        <draw:frame draw:style-name="gr3" draw:text-style-name="P4" draw:layer="layout" svg:width="4.426cm" svg:height="0.446cm" svg:x="2.54cm" svg:y="17.406cm">
          <draw:text-box>
            <text:p text:style-name="P3"><text:span text:style-name="T5"># Блок 1 (Задача 1)</text:span></text:p>
          </draw:text-box>
        </draw:frame>
        <draw:frame draw:style-name="gr3" draw:text-style-name="P4" draw:layer="layout" svg:width="3.029cm" svg:height="0.446cm" svg:x="2.54cm" svg:y="17.912cm">
          <draw:text-box>
            <text:p text:style-name="P3"><text:span text:style-name="T3">class</text:span><text:span text:style-name="T4"> Person:</text:span></text:p>
          </draw:text-box>
        </draw:frame>
        <draw:frame draw:style-name="gr3" draw:text-style-name="P4" draw:layer="layout" svg:width="8.851cm" svg:height="0.446cm" svg:x="3.238cm" svg:y="18.417cm">
          <draw:text-box>
            <text:p text:style-name="P3"><text:span text:style-name="T3">def</text:span><text:span text:style-name="T6"> __init__</text:span><text:span text:style-name="T4">(</text:span><text:span text:style-name="T7">self</text:span><text:span text:style-name="T4">, name, age, gender):</text:span></text:p>
          </draw:text-box>
        </draw:frame>
        <draw:frame draw:style-name="gr3" draw:text-style-name="P4" draw:layer="layout" svg:width="3.727cm" svg:height="0.446cm" svg:x="4.169cm" svg:y="18.923cm">
          <draw:text-box>
            <text:p text:style-name="P3"><text:span text:style-name="T7">self</text:span><text:span text:style-name="T4">.name = name</text:span></text:p>
          </draw:text-box>
        </draw:frame>
        <draw:frame draw:style-name="gr3" draw:text-style-name="P4" draw:layer="layout" svg:width="3.261cm" svg:height="0.446cm" svg:x="4.169cm" svg:y="19.428cm">
          <draw:text-box>
            <text:p text:style-name="P3"><text:span text:style-name="T7">self</text:span><text:span text:style-name="T4">.age = age</text:span></text:p>
          </draw:text-box>
        </draw:frame>
        <draw:frame draw:style-name="gr3" draw:text-style-name="P4" draw:layer="layout" svg:width="4.658cm" svg:height="0.446cm" svg:x="4.169cm" svg:y="19.934cm">
          <draw:text-box>
            <text:p text:style-name="P3"><text:span text:style-name="T7">self</text:span><text:span text:style-name="T4">.gender = gender</text:span></text:p>
          </draw:text-box>
        </draw:frame>
        <draw:frame draw:style-name="gr3" draw:text-style-name="P4" draw:layer="layout" svg:width="5.358cm" svg:height="0.446cm" svg:x="3.238cm" svg:y="20.945cm">
          <draw:text-box>
            <text:p text:style-name="P3"><text:span text:style-name="T3">def</text:span><text:span text:style-name="T8"> display_info</text:span><text:span text:style-name="T4">(</text:span><text:span text:style-name="T7">self</text:span><text:span text:style-name="T4">):</text:span></text:p>
          </draw:text-box>
        </draw:frame>
        <draw:frame draw:style-name="gr3" draw:text-style-name="P4" draw:layer="layout" svg:width="11.876cm" svg:height="0.446cm" svg:x="4.169cm" svg:y="21.45cm">
          <draw:text-box>
            <text:p text:style-name="P3"><text:span text:style-name="T9">print</text:span><text:span text:style-name="T4">(</text:span><text:span text:style-name="T10">f"Имя:</text:span><text:span text:style-name="T3"> {</text:span><text:span text:style-name="T7">self</text:span><text:span text:style-name="T4">.name</text:span><text:span text:style-name="T3">}</text:span><text:span text:style-name="T10">, Возраст:</text:span><text:span text:style-name="T3"> {</text:span><text:span text:style-name="T7">self</text:span><text:span text:style-name="T4">.age</text:span><text:span text:style-name="T3">}</text:span><text:span text:style-name="T10">, Пол:</text:span></text:p>
          </draw:text-box>
        </draw:frame>
        <draw:frame draw:style-name="gr3" draw:text-style-name="P4" draw:layer="layout" svg:width="3.495cm" svg:height="0.446cm" svg:x="2.54cm" svg:y="21.956cm">
          <draw:text-box>
            <text:p text:style-name="P3"><text:span text:style-name="T3">{</text:span><text:span text:style-name="T7">self</text:span><text:span text:style-name="T4">.gender</text:span><text:span text:style-name="T3">}</text:span><text:span text:style-name="T10">"</text:span><text:span text:style-name="T4">)</text:span></text:p>
          </draw:text-box>
        </draw:frame>
        <draw:frame draw:style-name="gr3" draw:text-style-name="P4" draw:layer="layout" svg:width="4.426cm" svg:height="0.446cm" svg:x="2.54cm" svg:y="23.473cm">
          <draw:text-box>
            <text:p text:style-name="P3"><text:span text:style-name="T5"># Блок 2 (Задача 2)</text:span></text:p>
          </draw:text-box>
        </draw:frame>
        <draw:frame draw:style-name="gr3" draw:text-style-name="P4" draw:layer="layout" svg:width="3.029cm" svg:height="0.446cm" svg:x="2.54cm" svg:y="23.978cm">
          <draw:text-box>
            <text:p text:style-name="P3"><text:span text:style-name="T3">class</text:span><text:span text:style-name="T4"> Animal:</text:span></text:p>
          </draw:text-box>
        </draw:frame>
        <draw:frame draw:style-name="gr3" draw:text-style-name="P4" draw:layer="layout" svg:width="4.194cm" svg:height="0.446cm" svg:x="3.238cm" svg:y="24.484cm">
          <draw:text-box>
            <text:p text:style-name="P3"><text:span text:style-name="T3">def</text:span><text:span text:style-name="T8"> breathe</text:span><text:span text:style-name="T4">(</text:span><text:span text:style-name="T7">self</text:span><text:span text:style-name="T4">):</text:span></text:p>
          </draw:text-box>
        </draw:frame>
        <draw:frame draw:style-name="gr3" draw:text-style-name="P4" draw:layer="layout" svg:width="3.262cm" svg:height="0.446cm" svg:x="4.169cm" svg:y="24.989cm">
          <draw:text-box>
            <text:p text:style-name="P3"><text:span text:style-name="T9">print</text:span><text:span text:style-name="T4">(</text:span><text:span text:style-name="T10">"Дышит"</text:span><text:span text:style-name="T4">)</text:span></text:p>
          </draw:text-box>
        </draw:frame>
        <draw:frame draw:style-name="gr3" draw:text-style-name="P4" draw:layer="layout" svg:width="3.262cm" svg:height="0.446cm" svg:x="3.238cm" svg:y="26cm">
          <draw:text-box>
            <text:p text:style-name="P3"><text:span text:style-name="T3">def</text:span><text:span text:style-name="T8"> eat</text:span><text:span text:style-name="T4">(</text:span><text:span text:style-name="T7">self</text:span><text:span text:style-name="T4">):</text:span></text:p>
          </draw:text-box>
        </draw:frame>
        <draw:frame draw:style-name="gr3" draw:text-style-name="P4" draw:layer="layout" svg:width="3.96cm" svg:height="0.446cm" svg:x="4.169cm" svg:y="26.506cm">
          <draw:text-box>
            <text:p text:style-name="P3"><text:span text:style-name="T9">print</text:span><text:span text:style-name="T4">(</text:span><text:span text:style-name="T10">"Питается"</text:span><text:span text:style-name="T4">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polygon draw:style-name="gr2" draw:text-style-name="P2" draw:layer="layout" svg:width="15.945cm" svg:height="0.529cm" svg:x="2.54cm" svg:y="15.698cm" svg:viewBox="0 0 15946 530" draw:points="0,0 15946,0 15946,530 0,530">
          <text:p/>
        </draw:polygon>
        <draw:polygon draw:style-name="gr2" draw:text-style-name="P2" draw:layer="layout" svg:width="15.945cm" svg:height="0.529cm" svg:x="2.54cm" svg:y="16.192cm" svg:viewBox="0 0 15946 530" draw:points="0,0 15946,0 15946,530 0,530">
          <text:p/>
        </draw:polygon>
        <draw:polygon draw:style-name="gr2" draw:text-style-name="P2" draw:layer="layout" svg:width="15.945cm" svg:height="0.529cm" svg:x="2.54cm" svg:y="16.686cm" svg:viewBox="0 0 15946 530" draw:points="0,0 15946,0 15946,530 0,530">
          <text:p/>
        </draw:polygon>
        <draw:polygon draw:style-name="gr2" draw:text-style-name="P2" draw:layer="layout" svg:width="15.945cm" svg:height="0.529cm" svg:x="2.54cm" svg:y="17.215cm" svg:viewBox="0 0 15946 530" draw:points="0,0 15946,0 15946,530 0,530">
          <text:p/>
        </draw:polygon>
        <draw:polygon draw:style-name="gr2" draw:text-style-name="P2" draw:layer="layout" svg:width="15.945cm" svg:height="0.529cm" svg:x="2.54cm" svg:y="17.709cm" svg:viewBox="0 0 15946 530" draw:points="0,0 15946,0 15946,530 0,530">
          <text:p/>
        </draw:polygon>
        <draw:polygon draw:style-name="gr2" draw:text-style-name="P2" draw:layer="layout" svg:width="15.945cm" svg:height="0.529cm" svg:x="2.54cm" svg:y="18.203cm" svg:viewBox="0 0 15946 530" draw:points="0,0 15946,0 15946,530 0,530">
          <text:p/>
        </draw:polygon>
        <draw:polygon draw:style-name="gr2" draw:text-style-name="P2" draw:layer="layout" svg:width="15.945cm" svg:height="0.529cm" svg:x="2.54cm" svg:y="18.732cm" svg:viewBox="0 0 15946 530" draw:points="0,0 15946,0 15946,530 0,530">
          <text:p/>
        </draw:polygon>
        <draw:polygon draw:style-name="gr2" draw:text-style-name="P2" draw:layer="layout" svg:width="15.945cm" svg:height="0.529cm" svg:x="2.54cm" svg:y="19.226cm" svg:viewBox="0 0 15946 530" draw:points="0,0 15946,0 15946,530 0,530">
          <text:p/>
        </draw:polygon>
        <draw:polygon draw:style-name="gr2" draw:text-style-name="P2" draw:layer="layout" svg:width="15.945cm" svg:height="0.529cm" svg:x="2.54cm" svg:y="19.72cm" svg:viewBox="0 0 15946 530" draw:points="0,0 15946,0 15946,530 0,530">
          <text:p/>
        </draw:polygon>
        <draw:polygon draw:style-name="gr2" draw:text-style-name="P2" draw:layer="layout" svg:width="15.945cm" svg:height="0.529cm" svg:x="2.54cm" svg:y="20.249cm" svg:viewBox="0 0 15946 530" draw:points="0,0 15946,0 15946,530 0,530">
          <text:p/>
        </draw:polygon>
        <draw:polygon draw:style-name="gr2" draw:text-style-name="P2" draw:layer="layout" svg:width="15.945cm" svg:height="0.529cm" svg:x="2.54cm" svg:y="20.743cm" svg:viewBox="0 0 15946 530" draw:points="0,0 15946,0 15946,530 0,530">
          <text:p/>
        </draw:polygon>
        <draw:polygon draw:style-name="gr2" draw:text-style-name="P2" draw:layer="layout" svg:width="15.945cm" svg:height="0.529cm" svg:x="2.54cm" svg:y="21.237cm" svg:viewBox="0 0 15946 530" draw:points="0,0 15946,0 15946,530 0,530">
          <text:p/>
        </draw:polygon>
        <draw:polygon draw:style-name="gr2" draw:text-style-name="P2" draw:layer="layout" svg:width="15.945cm" svg:height="0.529cm" svg:x="2.54cm" svg:y="21.766cm" svg:viewBox="0 0 15946 530" draw:points="0,0 15946,0 15946,530 0,530">
          <text:p/>
        </draw:polygon>
        <draw:polygon draw:style-name="gr2" draw:text-style-name="P2" draw:layer="layout" svg:width="15.945cm" svg:height="0.529cm" svg:x="2.54cm" svg:y="22.26cm" svg:viewBox="0 0 15946 530" draw:points="0,0 15946,0 15946,530 0,530">
          <text:p/>
        </draw:polygon>
        <draw:polygon draw:style-name="gr2" draw:text-style-name="P2" draw:layer="layout" svg:width="15.945cm" svg:height="0.529cm" svg:x="2.54cm" svg:y="22.754cm" svg:viewBox="0 0 15946 530" draw:points="0,0 15946,0 15946,530 0,530">
          <text:p/>
        </draw:polygon>
        <draw:polygon draw:style-name="gr2" draw:text-style-name="P2" draw:layer="layout" svg:width="15.945cm" svg:height="0.529cm" svg:x="2.54cm" svg:y="23.283cm" svg:viewBox="0 0 15946 530" draw:points="0,0 15946,0 15946,530 0,530">
          <text:p/>
        </draw:polygon>
        <draw:polygon draw:style-name="gr2" draw:text-style-name="P2" draw:layer="layout" svg:width="15.945cm" svg:height="0.529cm" svg:x="2.54cm" svg:y="23.777cm" svg:viewBox="0 0 15946 530" draw:points="0,0 15946,0 15946,530 0,530">
          <text:p/>
        </draw:polygon>
        <draw:polygon draw:style-name="gr2" draw:text-style-name="P2" draw:layer="layout" svg:width="15.945cm" svg:height="0.529cm" svg:x="2.54cm" svg:y="24.271cm" svg:viewBox="0 0 15946 530" draw:points="0,0 15946,0 15946,530 0,530">
          <text:p/>
        </draw:polygon>
        <draw:frame draw:style-name="gr3" draw:text-style-name="P4" draw:layer="layout" svg:width="4.193cm" svg:height="0.446cm" svg:x="2.54cm" svg:y="3.551cm">
          <draw:text-box>
            <text:p text:style-name="P3"><text:span text:style-name="T3">class</text:span><text:span text:style-name="T4"> Dog(Animal):</text:span></text:p>
          </draw:text-box>
        </draw:frame>
        <draw:frame draw:style-name="gr3" draw:text-style-name="P4" draw:layer="layout" svg:width="3.495cm" svg:height="0.446cm" svg:x="3.238cm" svg:y="4.056cm">
          <draw:text-box>
            <text:p text:style-name="P3"><text:span text:style-name="T3">def</text:span><text:span text:style-name="T8"> bark</text:span><text:span text:style-name="T4">(</text:span><text:span text:style-name="T7">self</text:span><text:span text:style-name="T4">):</text:span></text:p>
          </draw:text-box>
        </draw:frame>
        <draw:frame draw:style-name="gr3" draw:text-style-name="P4" draw:layer="layout" svg:width="3.728cm" svg:height="0.446cm" svg:x="4.169cm" svg:y="4.562cm">
          <draw:text-box>
            <text:p text:style-name="P3"><text:span text:style-name="T9">print</text:span><text:span text:style-name="T4">(</text:span><text:span text:style-name="T10">"Гавкает"</text:span><text:span text:style-name="T4">)</text:span></text:p>
          </draw:text-box>
        </draw:frame>
        <draw:frame draw:style-name="gr3" draw:text-style-name="P4" draw:layer="layout" svg:width="4.193cm" svg:height="0.446cm" svg:x="2.54cm" svg:y="6.079cm">
          <draw:text-box>
            <text:p text:style-name="P3"><text:span text:style-name="T3">class</text:span><text:span text:style-name="T4"> Cat(Animal):</text:span></text:p>
          </draw:text-box>
        </draw:frame>
        <draw:frame draw:style-name="gr3" draw:text-style-name="P4" draw:layer="layout" svg:width="3.495cm" svg:height="0.446cm" svg:x="3.238cm" svg:y="6.584cm">
          <draw:text-box>
            <text:p text:style-name="P3"><text:span text:style-name="T3">def</text:span><text:span text:style-name="T8"> purr</text:span><text:span text:style-name="T4">(</text:span><text:span text:style-name="T7">self</text:span><text:span text:style-name="T4">):</text:span></text:p>
          </draw:text-box>
        </draw:frame>
        <draw:frame draw:style-name="gr3" draw:text-style-name="P4" draw:layer="layout" svg:width="3.96cm" svg:height="0.446cm" svg:x="4.169cm" svg:y="7.09cm">
          <draw:text-box>
            <text:p text:style-name="P3"><text:span text:style-name="T9">print</text:span><text:span text:style-name="T4">(</text:span><text:span text:style-name="T10">"Мурлычет"</text:span><text:span text:style-name="T4">)</text:span></text:p>
          </draw:text-box>
        </draw:frame>
        <draw:frame draw:style-name="gr3" draw:text-style-name="P4" draw:layer="layout" svg:width="4.426cm" svg:height="0.446cm" svg:x="2.54cm" svg:y="8.606cm">
          <draw:text-box>
            <text:p text:style-name="P3"><text:span text:style-name="T5"># Блок 3 (Задача 3)</text:span></text:p>
          </draw:text-box>
        </draw:frame>
        <draw:frame draw:style-name="gr3" draw:text-style-name="P4" draw:layer="layout" svg:width="6.988cm" svg:height="0.446cm" svg:x="2.54cm" svg:y="9.112cm">
          <draw:text-box>
            <text:p text:style-name="P3"><text:span text:style-name="T3">def</text:span><text:span text:style-name="T8"> save_def</text:span><text:span text:style-name="T4">(filename, *args):</text:span></text:p>
          </draw:text-box>
        </draw:frame>
        <draw:frame draw:style-name="gr3" draw:text-style-name="P4" draw:layer="layout" svg:width="7.918cm" svg:height="0.446cm" svg:x="3.238cm" svg:y="9.617cm">
          <draw:text-box>
            <text:p text:style-name="P3"><text:span text:style-name="T3">with</text:span><text:span text:style-name="T9"> open</text:span><text:span text:style-name="T4">(filename,</text:span><text:span text:style-name="T10"> 'wb'</text:span><text:span text:style-name="T4">)</text:span><text:span text:style-name="T3"> as</text:span><text:span text:style-name="T4"> file:</text:span></text:p>
          </draw:text-box>
        </draw:frame>
        <draw:frame draw:style-name="gr3" draw:text-style-name="P4" draw:layer="layout" svg:width="5.357cm" svg:height="0.446cm" svg:x="4.169cm" svg:y="10.123cm">
          <draw:text-box>
            <text:p text:style-name="P3"><text:span text:style-name="T4">pickle.dump(args, file)</text:span></text:p>
          </draw:text-box>
        </draw:frame>
        <draw:frame draw:style-name="gr3" draw:text-style-name="P4" draw:layer="layout" svg:width="5.358cm" svg:height="0.446cm" svg:x="2.54cm" svg:y="11.639cm">
          <draw:text-box>
            <text:p text:style-name="P3"><text:span text:style-name="T3">def</text:span><text:span text:style-name="T8"> load_def</text:span><text:span text:style-name="T4">(filename):</text:span></text:p>
          </draw:text-box>
        </draw:frame>
        <draw:frame draw:style-name="gr3" draw:text-style-name="P4" draw:layer="layout" svg:width="7.918cm" svg:height="0.446cm" svg:x="3.238cm" svg:y="12.145cm">
          <draw:text-box>
            <text:p text:style-name="P3"><text:span text:style-name="T3">with</text:span><text:span text:style-name="T9"> open</text:span><text:span text:style-name="T4">(filename,</text:span><text:span text:style-name="T10"> 'rb'</text:span><text:span text:style-name="T4">)</text:span><text:span text:style-name="T3"> as</text:span><text:span text:style-name="T4"> file:</text:span></text:p>
          </draw:text-box>
        </draw:frame>
        <draw:frame draw:style-name="gr3" draw:text-style-name="P4" draw:layer="layout" svg:width="5.59cm" svg:height="0.446cm" svg:x="4.169cm" svg:y="12.65cm">
          <draw:text-box>
            <text:p text:style-name="P3"><text:span text:style-name="T3">return</text:span><text:span text:style-name="T4"> pickle.load(file)</text:span></text:p>
          </draw:text-box>
        </draw:frame>
        <draw:frame draw:style-name="gr3" draw:text-style-name="P4" draw:layer="layout" svg:width="9.549cm" svg:height="0.446cm" svg:x="2.54cm" svg:y="14.167cm">
          <draw:text-box>
            <text:p text:style-name="P3"><text:span text:style-name="T4">person1 = Person(</text:span><text:span text:style-name="T10">"Максим"</text:span><text:span text:style-name="T4">,</text:span><text:span text:style-name="T11"> 25</text:span><text:span text:style-name="T4">,</text:span><text:span text:style-name="T10"> "Мужской"</text:span><text:span text:style-name="T4">)</text:span></text:p>
          </draw:text-box>
        </draw:frame>
        <draw:frame draw:style-name="gr3" draw:text-style-name="P4" draw:layer="layout" svg:width="9.782cm" svg:height="0.446cm" svg:x="2.54cm" svg:y="14.673cm">
          <draw:text-box>
            <text:p text:style-name="P3"><text:span text:style-name="T4">person2 = Person(</text:span><text:span text:style-name="T10">"Татьяна"</text:span><text:span text:style-name="T4">,</text:span><text:span text:style-name="T11"> 30</text:span><text:span text:style-name="T4">,</text:span><text:span text:style-name="T10"> "Женский"</text:span><text:span text:style-name="T4">)</text:span></text:p>
          </draw:text-box>
        </draw:frame>
        <draw:frame draw:style-name="gr3" draw:text-style-name="P4" draw:layer="layout" svg:width="2.563cm" svg:height="0.446cm" svg:x="2.54cm" svg:y="15.178cm">
          <draw:text-box>
            <text:p text:style-name="P3"><text:span text:style-name="T4">dog = Dog()</text:span></text:p>
          </draw:text-box>
        </draw:frame>
        <draw:frame draw:style-name="gr3" draw:text-style-name="P4" draw:layer="layout" svg:width="2.563cm" svg:height="0.446cm" svg:x="2.54cm" svg:y="15.684cm">
          <draw:text-box>
            <text:p text:style-name="P3"><text:span text:style-name="T4">cat = Cat()</text:span></text:p>
          </draw:text-box>
        </draw:frame>
        <draw:frame draw:style-name="gr3" draw:text-style-name="P4" draw:layer="layout" svg:width="11.178cm" svg:height="0.446cm" svg:x="2.54cm" svg:y="16.695cm">
          <draw:text-box>
            <text:p text:style-name="P3"><text:span text:style-name="T4">save_def(</text:span><text:span text:style-name="T10">"data.pkl"</text:span><text:span text:style-name="T4">, person1, person2, dog, cat)</text:span></text:p>
          </draw:text-box>
        </draw:frame>
        <draw:frame draw:style-name="gr3" draw:text-style-name="P4" draw:layer="layout" svg:width="8.617cm" svg:height="0.446cm" svg:x="2.54cm" svg:y="17.706cm">
          <draw:text-box>
            <text:p text:style-name="P3"><text:span text:style-name="T4">loaded_objects = load_def(</text:span><text:span text:style-name="T10">"data.pkl"</text:span><text:span text:style-name="T4">)</text:span></text:p>
          </draw:text-box>
        </draw:frame>
        <draw:frame draw:style-name="gr3" draw:text-style-name="P4" draw:layer="layout" svg:width="6.056cm" svg:height="0.446cm" svg:x="2.54cm" svg:y="18.717cm">
          <draw:text-box>
            <text:p text:style-name="P3"><text:span text:style-name="T3">for</text:span><text:span text:style-name="T4"> obj</text:span><text:span text:style-name="T3"> in</text:span><text:span text:style-name="T4"> loaded_objects:</text:span></text:p>
          </draw:text-box>
        </draw:frame>
        <draw:frame draw:style-name="gr3" draw:text-style-name="P4" draw:layer="layout" svg:width="6.289cm" svg:height="0.446cm" svg:x="3.238cm" svg:y="19.222cm">
          <draw:text-box>
            <text:p text:style-name="P3"><text:span text:style-name="T3">if</text:span><text:span text:style-name="T9"> isinstance</text:span><text:span text:style-name="T4">(obj, Person):</text:span></text:p>
          </draw:text-box>
        </draw:frame>
        <draw:frame draw:style-name="gr3" draw:text-style-name="P4" draw:layer="layout" svg:width="4.193cm" svg:height="0.446cm" svg:x="4.169cm" svg:y="19.728cm">
          <draw:text-box>
            <text:p text:style-name="P3"><text:span text:style-name="T4">obj.display_info()</text:span></text:p>
          </draw:text-box>
        </draw:frame>
        <draw:frame draw:style-name="gr3" draw:text-style-name="P4" draw:layer="layout" svg:width="6.055cm" svg:height="0.446cm" svg:x="3.238cm" svg:y="20.233cm">
          <draw:text-box>
            <text:p text:style-name="P3"><text:span text:style-name="T3">elif</text:span><text:span text:style-name="T9"> isinstance</text:span><text:span text:style-name="T4">(obj, Dog):</text:span></text:p>
          </draw:text-box>
        </draw:frame>
        <draw:frame draw:style-name="gr3" draw:text-style-name="P4" draw:layer="layout" svg:width="3.029cm" svg:height="0.446cm" svg:x="4.169cm" svg:y="20.739cm">
          <draw:text-box>
            <text:p text:style-name="P3"><text:span text:style-name="T4">obj.breathe()</text:span></text:p>
          </draw:text-box>
        </draw:frame>
        <draw:frame draw:style-name="gr3" draw:text-style-name="P4" draw:layer="layout" svg:width="2.098cm" svg:height="0.446cm" svg:x="4.169cm" svg:y="21.245cm">
          <draw:text-box>
            <text:p text:style-name="P3"><text:span text:style-name="T4">obj.eat()</text:span></text:p>
          </draw:text-box>
        </draw:frame>
        <draw:frame draw:style-name="gr3" draw:text-style-name="P4" draw:layer="layout" svg:width="2.33cm" svg:height="0.446cm" svg:x="4.169cm" svg:y="21.75cm">
          <draw:text-box>
            <text:p text:style-name="P3"><text:span text:style-name="T4">obj.bark()</text:span></text:p>
          </draw:text-box>
        </draw:frame>
        <draw:frame draw:style-name="gr3" draw:text-style-name="P4" draw:layer="layout" svg:width="6.055cm" svg:height="0.446cm" svg:x="3.238cm" svg:y="22.256cm">
          <draw:text-box>
            <text:p text:style-name="P3"><text:span text:style-name="T3">elif</text:span><text:span text:style-name="T9"> isinstance</text:span><text:span text:style-name="T4">(obj, Cat):</text:span></text:p>
          </draw:text-box>
        </draw:frame>
        <draw:frame draw:style-name="gr3" draw:text-style-name="P4" draw:layer="layout" svg:width="3.029cm" svg:height="0.446cm" svg:x="4.169cm" svg:y="22.761cm">
          <draw:text-box>
            <text:p text:style-name="P3"><text:span text:style-name="T4">obj.breathe()</text:span></text:p>
          </draw:text-box>
        </draw:frame>
        <draw:frame draw:style-name="gr3" draw:text-style-name="P4" draw:layer="layout" svg:width="2.098cm" svg:height="0.446cm" svg:x="4.169cm" svg:y="23.267cm">
          <draw:text-box>
            <text:p text:style-name="P3"><text:span text:style-name="T4">obj.eat()</text:span></text:p>
          </draw:text-box>
        </draw:frame>
        <draw:frame draw:style-name="gr3" draw:text-style-name="P4" draw:layer="layout" svg:width="2.33cm" svg:height="0.446cm" svg:x="4.169cm" svg:y="23.772cm">
          <draw:text-box>
            <text:p text:style-name="P3"><text:span text:style-name="T4">obj.purr(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5.903cm" svg:height="0.433cm" svg:x="2.54cm" svg:y="3.579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2.401cm" svg:height="0.433cm" svg:x="2.54cm" svg:y="4.092cm">
          <draw:text-box>
            <text:p text:style-name="P3"><text:span text:style-name="T1">/usr/bin/python3.9 /home/student/Документы/uc27klipan/pz/pz 16/16.py</text:span></text:p>
          </draw:text-box>
        </draw:frame>
        <draw:frame draw:style-name="gr3" draw:text-style-name="P4" draw:layer="layout" svg:width="7.44cm" svg:height="0.433cm" svg:x="2.54cm" svg:y="4.605cm">
          <draw:text-box>
            <text:p text:style-name="P3"><text:span text:style-name="T1">Имя: Максим, Возраст: 25, Пол: Мужской</text:span></text:p>
          </draw:text-box>
        </draw:frame>
        <draw:frame draw:style-name="gr3" draw:text-style-name="P4" draw:layer="layout" svg:width="7.537cm" svg:height="0.433cm" svg:x="2.54cm" svg:y="5.119cm">
          <draw:text-box>
            <text:p text:style-name="P3"><text:span text:style-name="T1">Имя: Татьяна, Возраст: 30, Пол: Женский</text:span></text:p>
          </draw:text-box>
        </draw:frame>
        <draw:frame draw:style-name="gr3" draw:text-style-name="P4" draw:layer="layout" svg:width="1.251cm" svg:height="0.433cm" svg:x="2.54cm" svg:y="5.632cm">
          <draw:text-box>
            <text:p text:style-name="P3"><text:span text:style-name="T1">Дышит</text:span></text:p>
          </draw:text-box>
        </draw:frame>
        <draw:frame draw:style-name="gr3" draw:text-style-name="P4" draw:layer="layout" svg:width="1.691cm" svg:height="0.433cm" svg:x="2.54cm" svg:y="6.145cm">
          <draw:text-box>
            <text:p text:style-name="P3"><text:span text:style-name="T1">Питается</text:span></text:p>
          </draw:text-box>
        </draw:frame>
        <draw:frame draw:style-name="gr3" draw:text-style-name="P4" draw:layer="layout" svg:width="1.416cm" svg:height="0.433cm" svg:x="2.54cm" svg:y="6.658cm">
          <draw:text-box>
            <text:p text:style-name="P3"><text:span text:style-name="T1">Гавкает</text:span></text:p>
          </draw:text-box>
        </draw:frame>
        <draw:frame draw:style-name="gr3" draw:text-style-name="P4" draw:layer="layout" svg:width="1.251cm" svg:height="0.433cm" svg:x="2.54cm" svg:y="7.171cm">
          <draw:text-box>
            <text:p text:style-name="P3"><text:span text:style-name="T1">Дышит</text:span></text:p>
          </draw:text-box>
        </draw:frame>
        <draw:frame draw:style-name="gr3" draw:text-style-name="P4" draw:layer="layout" svg:width="1.691cm" svg:height="0.433cm" svg:x="2.54cm" svg:y="7.684cm">
          <draw:text-box>
            <text:p text:style-name="P3"><text:span text:style-name="T1">Питается</text:span></text:p>
          </draw:text-box>
        </draw:frame>
        <draw:frame draw:style-name="gr3" draw:text-style-name="P4" draw:layer="layout" svg:width="1.844cm" svg:height="0.433cm" svg:x="2.54cm" svg:y="8.198cm">
          <draw:text-box>
            <text:p text:style-name="P3"><text:span text:style-name="T1">Мурлычет</text:span></text:p>
          </draw:text-box>
        </draw:frame>
        <draw:frame draw:style-name="gr3" draw:text-style-name="P4" draw:layer="layout" svg:width="5.649cm" svg:height="0.433cm" svg:x="2.54cm" svg:y="9.224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10.25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9.984cm" svg:height="0.433cm" svg:x="2.54cm" svg:y="10.763cm">
          <draw:text-box>
            <text:p text:style-name="P3"><text:span text:style-name="T1">Мы закрепили усвоенные знания, понятия, алгоритмы,</text:span></text:p>
          </draw:text-box>
        </draw:frame>
        <draw:frame draw:style-name="gr3" draw:text-style-name="P4" draw:layer="layout" svg:width="13.93cm" svg:height="0.433cm" svg:x="2.54cm" svg:y="11.277cm">
          <draw:text-box>
            <text:p text:style-name="P3"><text:span text:style-name="T1">основные принципы составления программ, приобрели навыки составления</text:span></text:p>
          </draw:text-box>
        </draw:frame>
        <draw:frame draw:style-name="gr3" draw:text-style-name="P4" draw:layer="layout" svg:width="8.054cm" svg:height="0.433cm" svg:x="2.54cm" svg:y="11.79cm">
          <draw:text-box>
            <text:p text:style-name="P3"><text:span text:style-name="T1">программ с ООП в IDE PyCharm 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57:56.501927907</dc:date>
    <meta:editing-duration>PT23S</meta:editing-duration>
    <meta:editing-cycles>1</meta:editing-cycles>
    <meta:document-statistic meta:object-count="150"/>
    <meta:generator>LibreOffice/7.3.7.2$Linux_X86_64 LibreOffice_project/30$Build-2</meta:generator>
  </office:meta>
</office:document-meta>
</file>